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ILLCA CALVO, WALT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112524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41173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MAN YANA, NERY PAU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89150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8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5/10/2021</text:p>
          </table:table-cell>
          <table:table-cell table:style-name="Tabla2.A2" office:value-type="string">
            <text:p text:style-name="P7">698335</text:p>
          </table:table-cell>
          <table:table-cell table:style-name="Tabla2.A2" office:value-type="string">
            <text:p text:style-name="P7">79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LE QUEDA A FAVOR S/45.00 SOL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2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21:12:0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